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5afaf1" style:font-weight-asian="normal" style:font-weight-complex="normal"/>
    </style:style>
    <style:style style:name="P6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ans" officeooo:rsid="005afaf1" officeooo:paragraph-rsid="005afaf1"/>
    </style:style>
    <style:style style:name="P8" style:family="paragraph" style:parent-style-name="Standard" style:list-style-name="L1">
      <style:text-properties officeooo:rsid="004f8347" officeooo:paragraph-rsid="004f8347"/>
    </style:style>
    <style:style style:name="P9" style:family="paragraph" style:parent-style-name="Text_20_body">
      <style:text-properties style:font-name="Liberation Sans" officeooo:rsid="005afaf1" officeooo:paragraph-rsid="004ded4c"/>
    </style:style>
    <style:style style:name="P10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P12" style:family="paragraph" style:parent-style-name="Heading_20_1">
      <style:text-properties style:font-name="Liberation Serif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afaf1"/>
    </style:style>
    <style:style style:name="T7" style:family="text">
      <style:text-properties style:font-name="Liberation Serif" fo:font-style="italic" officeooo:rsid="00552273" style:font-style-asian="italic" style:font-style-complex="italic"/>
    </style:style>
    <style:style style:name="T8" style:family="text">
      <style:text-properties officeooo:rsid="005cfac9"/>
    </style:style>
    <style:style style:name="T9" style:family="text">
      <style:text-properties officeooo:rsid="005fdc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realtime_staging</text:span></text:p>
      <text:p text:style-name="P2"><text:date style:data-style-name="N37" text:date-value="2016-10-21T18:10:21.598560875">21/10/16</text:date> </text:p>
      <text:h text:style-name="P11" text:outline-level="1">Summary</text:h>
      <text:p text:style-name="P9">Staging index for data used in realtime processing.</text:p>
      <text:p text:style-name="P7">wv_prep adds entries for completed odimh5 volumes ready for wv_process</text:p>
      <text:p text:style-name="P7">wv_process adds entries for completed data volumes ready for wv_kml</text:p>
      <text:p text:style-name="P7">Aims to reduce the number of queries needed to odimh5 index for processing realtime datasets</text:p>
      <text:h text:style-name="P12" text:outline-level="1">Database Structure</text:h>
      <text:p text:style-name="P4"><text:span text:style-name="T2">Table name</text:span>: <text:tab/><text:tab/><text:span text:style-name="T2">wxradar_realtime_staging</text:span></text:p>
      <text:p text:style-name="P5"><text:span text:style-name="T2">Partition Key</text:span>: <text:tab/><text:tab/><text:span text:style-name="T9">data_</text:span><text:span text:style-name="T4">type (string) odimh5 or stormh5</text:span></text:p>
      <text:p text:style-name="P6"><text:span text:style-name="T3">Attributes</text:span>:<text:tab/><text:tab/><text:bookmark-start text:name="__DdeLink__125_1621541618"/><text:span text:style-name="T8">data_id</text:span><text:bookmark-end text:name="__DdeLink__125_1621541618"/><text:span text:style-name="T8"> ##_yyyymmdd_HHMMSS (string)</text:span></text:p>
      <text:p text:style-name="P10">Attributes: </text:p>
      <text:list xml:id="list3718346860216668170" text:style-name="L1">
        <text:list-item>
          <text:list>
            <text:list-item>
              <text:p text:style-name="P8"><text:span text:style-name="T5">h5_ffn (string)</text:span><text:span text:style-name="T7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21T18:10:21.557950289</dc:date>
    <meta:editing-duration>PT10H36M4S</meta:editing-duration>
    <meta:editing-cycles>51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0" meta:character-count="511" meta:non-whitespace-character-count="450"/>
  </office:meta>
</office:document-meta>
</file>